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A0000000AE7E02594.gif" manifest:media-type="image/gif"/>
  <manifest:file-entry manifest:full-path="Pictures/10000398000001A9000001A93586DC85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005d" officeooo:paragraph-rsid="000e005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7511" officeooo:paragraph-rsid="000f751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0200" officeooo:paragraph-rsid="0010020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aba" officeooo:paragraph-rsid="00121ab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f7511" officeooo:paragraph-rsid="000f751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005d" officeooo:paragraph-rsid="000e005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79b8" officeooo:paragraph-rsid="001179b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1aba" officeooo:paragraph-rsid="00121ab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2862" officeooo:paragraph-rsid="00142862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0f7511" officeooo:paragraph-rsid="000f751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f7511" officeooo:paragraph-rsid="000f751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00200" officeooo:paragraph-rsid="00100200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weight="normal" officeooo:rsid="00100200" officeooo:paragraph-rsid="00100200" style:font-weight-asian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fo:font-weight="normal" officeooo:rsid="00100200" officeooo:paragraph-rsid="0010020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b9cc" officeooo:paragraph-rsid="0015b9cc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7012" officeooo:paragraph-rsid="0017701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5b9cc" style:font-weight-asian="normal" style:font-weight-complex="normal"/>
    </style:style>
    <text:list-style style:name="L1">
      <text:list-level-style-image text:level="1" xlink:href="Pictures/100000010000000A0000000AE7E0259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image text:level="1" xlink:href="Pictures/10000398000001A9000001A93586DC85.svg" xlink:type="simple" xlink:show="embed" xlink:actuate="onLoad">
        <style:list-level-properties text:list-level-position-and-space-mode="label-alignment" style:vertical-pos="middle" style:vertical-rel="line" fo:width="0.425cm" fo:height="0.42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seño de interfaces WEB</text:p>
      <text:p text:style-name="P6">DIW</text:p>
      <text:p text:style-name="P1">(19-09-2024)</text:p>
      <text:p text:style-name="P1"><text:span text:style-name="T1"/></text:p>
      <text:p text:style-name="P5">Unidad 1. </text:p>
      <text:p text:style-name="P2"><text:span text:style-name="T1"/></text:p>
      <text:p text:style-name="P5">Planificación. </text:p>
      <text:p text:style-name="P5"/>
      <text:list text:style-name="L1">
        <text:list-item>
          <text:p text:style-name="P10">Conceptos de percepción visual.</text:p>
        </text:list-item>
        <text:list-item>
          <text:p text:style-name="P10">Conocer los elementos básicos de una interfaz.</text:p>
        </text:list-item>
        <text:list-item>
          <text:p text:style-name="P10">Presentar la interacción persona-ordenador.</text:p>
        </text:list-item>
        <text:list-item>
          <text:p text:style-name="P10">Desarrollo de una guía de estilos. </text:p>
        </text:list-item>
        <text:list-item>
          <text:p text:style-name="P10">Herramientas de generación de documentos. </text:p>
        </text:list-item>
        <text:list-item>
          <text:p text:style-name="P10">Gestores de contenido.</text:p>
        </text:list-item>
        <text:list-item>
          <text:p text:style-name="P10">Componentes que forman una interfaz WEB. </text:p>
        </text:list-item>
        <text:list-item>
          <text:p text:style-name="P10">Herramientas de desarrollo WEB.</text:p>
        </text:list-item>
        <text:list-item>
          <text:p text:style-name="P10">Lenguaje de marcas HTML.</text:p>
        </text:list-item>
        <text:list-item>
          <text:p text:style-name="P10">Técnicas de maquetación WEB. </text:p>
        </text:list-item>
        <text:list-item>
          <text:p text:style-name="P10">Maquetación WEB. Elementos de ordenación. </text:p>
        </text:list-item>
      </text:list>
      <text:p text:style-name="P2"><text:span text:style-name="T1"/></text:p>
      <text:p text:style-name="P5">1.1. Elementos del diseño.</text:p>
      <text:p text:style-name="P2"><text:span text:style-name="T1"/></text:p>
      <text:p text:style-name="P11">Se trata del proceso mediante el cual el cerebro capta la información en forma de luz del exterior y la transforma en una recreación propia. Al igual que hacen los navegadores, cada cerebro hace su propia interpretación de la realidad. </text:p>
      <text:p text:style-name="P2"><text:span text:style-name="T1"/></text:p>
      <text:p text:style-name="P12">A la hora de diseñar tenemos que tener en cuenta nuestro publico objetivo. </text:p>
      <text:p text:style-name="P3"><text:span text:style-name="T1"/></text:p>
      <text:p text:style-name="P12">1. Qué tipo de estímulos son interpretados de forma similar por todos.</text:p>
      <text:p text:style-name="P12">2. Que tipo de realidad es interpretada de forma diferente.</text:p>
      <text:p text:style-name="P3"><text:span text:style-name="T1"/></text:p>
      <text:p text:style-name="P3"><text:span text:style-name="T2">1.2. Color, Tipografía e iconos</text:span><text:span text:style-name="T1">.</text:span></text:p>
      <text:p text:style-name="P3"><text:span text:style-name="T1"/></text:p>
      <text:p text:style-name="P12">Estos son algunos de los elementos primordiales del diseño. Como es obvio y mas en una pantalla, las posibilidades y variantes de las que disponemos en colo, tipográfica ect. Son prácticamente infinitas. </text:p>
      <text:p text:style-name="P4"><text:span text:style-name="T1"/></text:p>
      <text:p text:style-name="P3"><text:span text:style-name="T2">COLOR</text:span><text:span text:style-name="T1">. <text:s/>Propiedad que tienen los objetos y que podemos percibir gracias a la luz.</text:span></text:p>
      <text:p text:style-name="P3"><text:span text:style-name="T1"/></text:p>
      <text:list text:style-name="L2">
        <text:list-item>
          <text:p text:style-name="P13">Blanco. Objeto refleja todos los colores del espectro. </text:p>
        </text:list-item>
        <text:list-item>
          <text:p text:style-name="P13">Negro. Ausencia de luz. </text:p>
        </text:list-item>
      </text:list>
      <text:p text:style-name="P3"><text:span text:style-name="T1"/></text:p>
      <text:p text:style-name="P12">Los colores tienes las siguientes características:</text:p>
      <text:p text:style-name="P3"><text:span text:style-name="T1"/></text:p>
      <text:list text:style-name="L3">
        <text:list-item>
          <text:p text:style-name="P14">Tono</text:p>
        </text:list-item>
        <text:list-item>
          <text:p text:style-name="P14">Saturación </text:p>
        </text:list-item>
        <text:list-item>
          <text:p text:style-name="P14">Luminosidad. </text:p>
        </text:list-item>
      </text:list>
      <text:p text:style-name="P3"><text:span text:style-name="T1"/></text:p>
      <text:p text:style-name="P7">TIPOGRAFÍA.</text:p>
      <text:p text:style-name="P7"><text:span text:style-name="T4"/></text:p>
      <text:p text:style-name="P7">ICONOS.</text:p>
      <text:p text:style-name="P7"/>
      <text:p text:style-name="P8"><text:soft-page-break/>1.3. Interacción persona-ordenador.</text:p>
      <text:p text:style-name="P8"/>
      <text:p text:style-name="P9">1.4. Guías de estilo y elementos.</text:p>
      <text:p text:style-name="P9"><text:span text:style-name="T4"/></text:p>
      <text:p text:style-name="P9">1.5. Componentes de una interfaz web.</text:p>
      <text:p text:style-name="P9"><text:span text:style-name="T4"/></text:p>
      <text:p text:style-name="P15">1.6. Desarrollo WEB.</text:p>
      <text:p text:style-name="P15"/>
      <text:p text:style-name="P16">1.7 Lenguaje de marcas HTML5.</text:p>
      <text:p text:style-name="P16"/>
      <text:p text:style-name="P16"/>
      <text:p text:style-name="P15"/>
      <text:p text:style-name="P15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21:50.596000000</meta:creation-date>
    <dc:date>2024-09-20T12:37:59.417000000</dc:date>
    <meta:editing-duration>PT2H27M23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7" meta:word-count="253" meta:character-count="1578" meta:non-whitespace-character-count="1363"/>
  </office:meta>
</office:document-meta>
</file>